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ce8" officeooo:paragraph-rsid="0019bce8"/>
    </style:style>
    <style:style style:name="P2" style:family="paragraph" style:parent-style-name="Standard">
      <style:text-properties officeooo:rsid="001c56b9" officeooo:paragraph-rsid="001c56b9"/>
    </style:style>
    <style:style style:name="P3" style:family="paragraph" style:parent-style-name="Standard">
      <style:text-properties style:font-name="sans-serif" fo:font-size="12pt" officeooo:paragraph-rsid="001db62f"/>
    </style:style>
    <style:style style:name="P4" style:family="paragraph" style:parent-style-name="Standard">
      <style:text-properties style:font-name="sans-serif" fo:font-size="12pt" officeooo:rsid="001f7529" officeooo:paragraph-rsid="001f7529"/>
    </style:style>
    <style:style style:name="P5" style:family="paragraph" style:parent-style-name="Standard">
      <style:text-properties style:font-name="sans-serif" fo:font-size="12pt" officeooo:rsid="001f7529" officeooo:paragraph-rsid="00255d39"/>
    </style:style>
    <style:style style:name="P6" style:family="paragraph" style:parent-style-name="Standard">
      <style:text-properties style:font-name="sans-serif" fo:font-size="12pt" officeooo:paragraph-rsid="0024f29e"/>
    </style:style>
    <style:style style:name="P7" style:family="paragraph" style:parent-style-name="Standard">
      <style:text-properties style:font-name="sans-serif" fo:font-size="12pt" officeooo:paragraph-rsid="00255d39"/>
    </style:style>
    <style:style style:name="P8" style:family="paragraph" style:parent-style-name="Standard">
      <style:text-properties style:font-name="sans-serif" fo:font-size="12pt" officeooo:paragraph-rsid="00279a4a"/>
    </style:style>
    <style:style style:name="P9" style:family="paragraph" style:parent-style-name="Standard">
      <style:text-properties officeooo:rsid="00220798" officeooo:paragraph-rsid="00220798"/>
    </style:style>
    <style:style style:name="P10" style:family="paragraph" style:parent-style-name="Standard">
      <style:text-properties officeooo:rsid="00279a4a" officeooo:paragraph-rsid="00279a4a"/>
    </style:style>
    <style:style style:name="P11" style:family="paragraph" style:parent-style-name="Standard">
      <style:text-properties style:font-name="sans-serif" fo:font-size="14pt" fo:font-weight="bold" officeooo:rsid="0019bce8" officeooo:paragraph-rsid="0024f29e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sans-serif" fo:font-size="14pt" fo:font-weight="bold" officeooo:rsid="002e76df" officeooo:paragraph-rsid="002e76df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sans-serif" fo:font-size="14pt" fo:font-weight="normal" officeooo:rsid="00256c25" officeooo:paragraph-rsid="002e76df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sans-serif" fo:font-size="12pt" officeooo:rsid="001f7529" officeooo:paragraph-rsid="0024f29e"/>
    </style:style>
    <style:style style:name="P15" style:family="paragraph" style:parent-style-name="Standard" style:list-style-name="L1">
      <style:text-properties style:font-name="sans-serif" fo:font-size="12pt" officeooo:rsid="001f7529" officeooo:paragraph-rsid="001f7529"/>
    </style:style>
    <style:style style:name="P16" style:family="paragraph" style:parent-style-name="Standard" style:list-style-name="L2">
      <style:text-properties style:font-name="sans-serif" fo:font-size="12pt" officeooo:rsid="001f7529" officeooo:paragraph-rsid="002e76df"/>
    </style:style>
    <style:style style:name="P17" style:family="paragraph" style:parent-style-name="Standard" style:list-style-name="L1">
      <style:text-properties style:font-name="sans-serif" fo:font-size="12pt" officeooo:rsid="0025ba8e" officeooo:paragraph-rsid="0025ba8e"/>
    </style:style>
    <style:style style:name="P18" style:family="paragraph" style:parent-style-name="Standard" style:list-style-name="L1">
      <style:text-properties style:font-name="sans-serif" fo:font-size="12pt" officeooo:rsid="002ac00f" officeooo:paragraph-rsid="002ac00f"/>
    </style:style>
    <style:style style:name="P19" style:family="paragraph" style:parent-style-name="Standard">
      <style:text-properties style:font-name="sans-serif" fo:font-size="12pt" officeooo:rsid="002ac00f" officeooo:paragraph-rsid="002ac00f"/>
    </style:style>
    <style:style style:name="P20" style:family="paragraph" style:parent-style-name="Standard">
      <style:text-properties style:font-name="sans-serif" fo:font-size="12pt" officeooo:rsid="00279a4a" officeooo:paragraph-rsid="00279a4a"/>
    </style:style>
    <style:style style:name="P21" style:family="paragraph" style:parent-style-name="Standard">
      <style:text-properties style:font-name="sans-serif" fo:font-size="12pt" officeooo:paragraph-rsid="002ac00f"/>
    </style:style>
    <style:style style:name="P22" style:family="paragraph" style:parent-style-name="Standard">
      <style:text-properties style:font-name="sans-serif" fo:font-size="12pt" officeooo:rsid="0019bce8" officeooo:paragraph-rsid="002e76df"/>
    </style:style>
    <style:style style:name="P23" style:family="paragraph" style:parent-style-name="Standard">
      <style:paragraph-properties fo:text-align="center" style:justify-single-word="false"/>
      <style:text-properties style:font-name="sans-serif" fo:font-size="12pt" officeooo:rsid="0019bce8" officeooo:paragraph-rsid="002e76df"/>
    </style:style>
    <style:style style:name="P24" style:family="paragraph" style:parent-style-name="Standard" style:list-style-name="L2">
      <style:text-properties style:font-name="sans-serif" fo:font-size="12pt" fo:font-weight="normal" officeooo:rsid="001f7529" officeooo:paragraph-rsid="002e76df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style:font-name="sans-serif" fo:font-size="12pt" fo:font-weight="normal" officeooo:rsid="002e76df" officeooo:paragraph-rsid="002e76df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font-name="sans-serif" fo:font-size="12pt" officeooo:paragraph-rsid="002e76df"/>
    </style:style>
    <style:style style:name="P27" style:family="paragraph" style:parent-style-name="Standard">
      <style:text-properties officeooo:rsid="00279a4a" officeooo:paragraph-rsid="00279a4a"/>
    </style:style>
    <style:style style:name="P28" style:family="paragraph" style:parent-style-name="Standard">
      <style:text-properties officeooo:rsid="001c56b9" officeooo:paragraph-rsid="001c56b9"/>
    </style:style>
    <style:style style:name="P29" style:family="paragraph" style:parent-style-name="Standard">
      <style:text-properties officeooo:rsid="001c56b9" officeooo:paragraph-rsid="002b1f3e"/>
    </style:style>
    <style:style style:name="P30" style:family="paragraph" style:parent-style-name="Standard">
      <style:text-properties officeooo:rsid="001c56b9" officeooo:paragraph-rsid="002e76df"/>
    </style:style>
    <style:style style:name="P31" style:family="paragraph" style:parent-style-name="Standard">
      <style:text-properties officeooo:rsid="001c56b9" officeooo:paragraph-rsid="002e85a7"/>
    </style:style>
    <style:style style:name="P32" style:family="paragraph" style:parent-style-name="Standard">
      <style:text-properties officeooo:rsid="002cb192" officeooo:paragraph-rsid="002cb192"/>
    </style:style>
    <style:style style:name="P33" style:family="paragraph" style:parent-style-name="Standard">
      <style:text-properties fo:font-size="14pt" officeooo:rsid="002cb192" officeooo:paragraph-rsid="002cb192" style:font-size-asian="14pt" style:font-size-complex="14pt"/>
    </style:style>
    <style:style style:name="P34" style:family="paragraph" style:parent-style-name="Standard">
      <style:text-properties fo:font-size="14pt" officeooo:rsid="002e76df" officeooo:paragraph-rsid="002e76df" style:font-size-asian="14pt" style:font-size-complex="14pt"/>
    </style:style>
    <style:style style:name="P35" style:family="paragraph" style:parent-style-name="Standard">
      <style:text-properties fo:font-size="14pt" officeooo:rsid="003094cf" officeooo:paragraph-rsid="003094cf" style:font-size-asian="14pt" style:font-size-complex="14pt"/>
    </style:style>
    <style:style style:name="T1" style:family="text">
      <style:text-properties officeooo:rsid="0019bce8"/>
    </style:style>
    <style:style style:name="T2" style:family="text">
      <style:text-properties officeooo:rsid="001f7529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9bce8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55d39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256c25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2ac00f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e85a7" style:font-size-asian="14pt" style:font-weight-asian="bold" style:font-size-complex="14pt" style:font-weight-complex="bold"/>
    </style:style>
    <style:style style:name="T10" style:family="text">
      <style:text-properties fo:font-size="14pt" fo:font-weight="normal" officeooo:rsid="00255d39" style:font-size-asian="12pt" style:font-weight-asian="normal" style:font-size-complex="12pt" style:font-weight-complex="normal"/>
    </style:style>
    <style:style style:name="T11" style:family="text">
      <style:text-properties fo:font-size="14pt" fo:font-weight="normal" officeooo:rsid="00256c25" style:font-size-asian="12pt" style:font-weight-asian="normal" style:font-size-complex="12pt" style:font-weight-complex="normal"/>
    </style:style>
    <style:style style:name="T12" style:family="text">
      <style:text-properties fo:font-size="15pt" fo:font-weight="bold" officeooo:rsid="001f7529" style:font-size-asian="15pt" style:font-weight-asian="bold" style:font-size-complex="15pt" style:font-weight-complex="bold"/>
    </style:style>
    <style:style style:name="T13" style:family="text">
      <style:text-properties fo:font-size="15pt" fo:font-weight="bold" officeooo:rsid="002e76df" style:font-size-asian="15pt" style:font-weight-asian="bold" style:font-size-complex="15pt" style:font-weight-complex="bold"/>
    </style:style>
    <style:style style:name="T14" style:family="text">
      <style:text-properties officeooo:rsid="002ac00f"/>
    </style:style>
    <style:style style:name="T15" style:family="text">
      <style:text-properties officeooo:rsid="002b1f3e"/>
    </style:style>
    <style:style style:name="T16" style:family="text">
      <style:text-properties officeooo:rsid="002e76df"/>
    </style:style>
    <style:style style:name="T17" style:family="text">
      <style:text-properties fo:font-size="12pt" officeooo:rsid="0019bce8"/>
    </style:style>
    <style:style style:name="T18" style:family="text">
      <style:text-properties fo:font-size="12pt" officeooo:rsid="002e76df"/>
    </style:style>
    <style:style style:name="T19" style:family="text">
      <style:text-properties officeooo:rsid="002e85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 Requête GET : Récupération de son numero de joueur</text:p>
      <text:p text:style-name="P13">GET <text:span text:style-name="T17">/game/ Pas de donnée.</text:span></text:p>
      <text:p text:style-name="P13"><text:span text:style-name="T17"><text:tab/></text:span><text:span text:style-name="T18">Reponse :</text:span></text:p>
      <text:list xml:id="list7945165548399319056" text:style-name="L2">
        <text:list-item>
          <text:p text:style-name="P16">cas non initialisé/pas de serve<text:span text:style-name="T14">u</text:span>r</text:p>
          <text:p text:style-name="P24"><text:span text:style-name="T16">Status 404 (not found)</text:span></text:p>
          <text:p text:style-name="P24"/>
        </text:list-item>
        <text:list-item>
          <text:p text:style-name="P25">Cas normal :</text:p>
          <text:p text:style-name="P26">(a) Status 20<text:span text:style-name="T16">0</text:span> (=OK)</text:p>
          <text:p text:style-name="P25"><text:span text:style-name="T2">(b) </text:span>Schéma de donnée 2</text:p>
        </text:list-item>
      </text:list>
      <text:p text:style-name="P11"/>
      <text:p text:style-name="P7"><text:span text:style-name="T9">2</text:span><text:span text:style-name="T5">. </text:span><text:bookmark-start text:name="__DdeLink__24_1221127225"/><text:span text:style-name="T5">Requête</text:span><text:bookmark-end text:name="__DdeLink__24_1221127225"/><text:span text:style-name="T5"> </text:span><text:span text:style-name="T7">POST</text:span><text:span text:style-name="T6"> </text:span><text:span text:style-name="T4">: </text:span><text:span text:style-name="T8">Envoie des commandes au serveur</text:span></text:p>
      <text:p text:style-name="P7"><text:span text:style-name="T4"><text:s/></text:span><text:span text:style-name="T10">POST</text:span><text:span text:style-name="T4"> </text:span><text:s/>/<text:span text:style-name="T14">game/&lt;characterSender&gt; </text:span><text:s/><text:span text:style-name="T1">Schéma de donnée 1</text:span></text:p>
      <text:p text:style-name="P5"><text:tab/></text:p>
      <text:p text:style-name="P5"><text:tab/><text:span text:style-name="T3">Reponse</text:span> : </text:p>
      <text:list xml:id="list5075211150623093254" text:style-name="L1">
        <text:list-item>
          <text:p text:style-name="P14">cas non initialisé/pas de serve<text:span text:style-name="T14">u</text:span>r</text:p>
          <text:p text:style-name="P14">Status 404 (not found)</text:p>
          <text:p text:style-name="P14"/>
        </text:list-item>
        <text:list-item>
          <text:p text:style-name="P18">Cas où l’autre joueur n’a pas encore récupéré ses commandes (et qu’elle ne doivent pas être écrasée)</text:p>
          <text:p text:style-name="P18">Status 503 (SERVICE_UNAVAILABLE)</text:p>
        </text:list-item>
      </text:list>
      <text:p text:style-name="P19"/>
      <text:list xml:id="list154952352450738" text:continue-numbering="true" text:style-name="L1">
        <text:list-item>
          <text:p text:style-name="P18">Cas normal</text:p>
        </text:list-item>
      </text:list>
      <text:p text:style-name="P6"><text:tab/>(a) Status 20<text:span text:style-name="T16">4</text:span> (=OK, <text:span text:style-name="T16">pas de donnée</text:span>)</text:p>
      <text:p text:style-name="P8"><text:tab/><text:span text:style-name="T2">(b) Pas de donnée.</text:span></text:p>
      <text:p text:style-name="P20"/>
      <text:p text:style-name="P6"/>
      <text:p text:style-name="P7"><text:span text:style-name="T9">3</text:span><text:span text:style-name="T5">. Requête </text:span><text:span text:style-name="T7">GET</text:span><text:span text:style-name="T5">: </text:span><text:span text:style-name="T8">Recuperation des commandes</text:span></text:p>
      <text:p text:style-name="P21"><text:span text:style-name="T5"><text:s/></text:span><text:span text:style-name="T11">GET</text:span><text:span text:style-name="T1"> /game/&lt;characterSender&gt;/&lt;characterAsked&gt; Pas de donnée</text:span></text:p>
      <text:p text:style-name="P3"/>
      <text:p text:style-name="P3"/>
      <text:p text:style-name="P4"><text:tab/><text:span text:style-name="T3">Reponse</text:span> : </text:p>
      <text:list xml:id="list154952180906419" text:continue-numbering="true" text:style-name="L1">
        <text:list-item>
          <text:p text:style-name="P17">cas où l<text:span text:style-name="T14">e serveur</text:span> n’existe pas</text:p>
          <text:p text:style-name="P17">Status <text:span text:style-name="T2">404 (not found)</text:span></text:p>
          <text:p text:style-name="P17"/>
        </text:list-item>
        <text:list-item>
          <text:p text:style-name="P18">cas où le characterSender (l’envoyeur) n’existe pas</text:p>
          <text:p text:style-name="P18">Status 500 (Bad request)</text:p>
        </text:list-item>
      </text:list>
      <text:p text:style-name="P19"/>
      <text:list xml:id="list154952502346912" text:continue-numbering="true" text:style-name="L1">
        <text:list-item>
          <text:p text:style-name="P18">cas où characterAsked n’existe pas/n’est pas enregistré</text:p>
          <text:p text:style-name="P18">Status 404 <text:span text:style-name="T2">(not found)</text:span></text:p>
          <text:p text:style-name="P15"/>
        </text:list-item>
        <text:list-item>
          <text:p text:style-name="P15">Cas normal</text:p>
        </text:list-item>
      </text:list>
      <text:p text:style-name="P3"><text:tab/>(a) Status 200 (=OK)</text:p>
      <text:p text:style-name="P8"><text:tab/><text:span text:style-name="T2">(b) Schéma de donnée 1</text:span></text:p>
      <text:p text:style-name="P1"/>
      <text:p text:style-name="P10"/>
      <text:p text:style-name="P10"/>
      <text:p text:style-name="P1"/>
      <text:p text:style-name="P22"><text:span text:style-name="T2"><text:s/></text:span></text:p>
      <text:p text:style-name="P22"><text:span text:style-name="T12"/></text:p>
      <text:p text:style-name="P22"><text:soft-page-break/><text:span text:style-name="T12"/></text:p>
      <text:p text:style-name="P22"><text:span text:style-name="T12"/></text:p>
      <text:p text:style-name="P23"><text:span text:style-name="T12">Schéma de donnée 1</text:span></text:p>
      <text:p text:style-name="P33">Envoie des commandes sur le serveur et du serveur vers le client ; toutes les commandes sont envoyé en même temps.</text:p>
      <text:p text:style-name="P32"/>
      <text:p text:style-name="P9"><text:bookmark-start text:name="__DdeLink__21_1221127225"/>{<text:bookmark-end text:name="__DdeLink__21_1221127225"/><text:bookmark-start text:name="__DdeLink__28_1221127225"/></text:p>
      <text:p text:style-name="P2"><text:tab/>"type": "object",</text:p>
      <text:p text:style-name="P2"><text:tab/>"properties": {</text:p>
      <text:p text:style-name="P29"><text:tab/> <text:s text:c="11"/>"<text:span text:style-name="T15">Character</text:span>": <text:span text:style-name="T15">{</text:span></text:p>
      <text:p text:style-name="P29"><text:tab/><text:tab/><text:tab/>"description": "<text:span text:style-name="T15">character player</text:span>",</text:p>
      <text:p text:style-name="P29"><text:tab/><text:tab/><text:tab/>"type": "integer",</text:p>
      <text:p text:style-name="P29"><text:tab/><text:tab/><text:tab/>"minimum": 0,</text:p>
      <text:p text:style-name="P29"><text:tab/><text:tab/><text:tab/>"default": 0</text:p>
      <text:p text:style-name="P29"><text:span text:style-name="T15"><text:tab/><text:tab/>},</text:span></text:p>
      <text:p text:style-name="P2"><text:tab/><text:tab/>"PowerShot": {</text:p>
      <text:p text:style-name="P2"><text:tab/><text:tab/><text:tab/>"description": "Power of the shot",</text:p>
      <text:p text:style-name="P2"><text:tab/><text:tab/><text:tab/>"type": "integer",</text:p>
      <text:p text:style-name="P2"><text:tab/><text:tab/><text:tab/>"minimum": 0,</text:p>
      <text:p text:style-name="P2"><text:tab/><text:tab/><text:tab/>"default": 10</text:p>
      <text:p text:style-name="P2"><text:tab/><text:tab/>},</text:p>
      <text:p text:style-name="P2"><text:tab/><text:tab/>"Ymove": {</text:p>
      <text:p text:style-name="P2"><text:tab/><text:tab/><text:tab/>"description": "Ymove for command move",</text:p>
      <text:p text:style-name="P2"><text:tab/><text:tab/><text:tab/>"type": "integer",</text:p>
      <text:p text:style-name="P2"><text:tab/><text:tab/><text:tab/>"default": 0</text:p>
      <text:p text:style-name="P2"><text:tab/><text:tab/>},</text:p>
      <text:p text:style-name="P2"><text:tab/><text:tab/>"Xmove": {</text:p>
      <text:p text:style-name="P2"><text:tab/><text:tab/><text:tab/>"description": "Xmove for command move",</text:p>
      <text:p text:style-name="P2"><text:tab/><text:tab/><text:tab/>"type": "integer",</text:p>
      <text:p text:style-name="P2"><text:tab/><text:tab/><text:tab/>"default": 0</text:p>
      <text:p text:style-name="P2"><text:tab/><text:tab/>},</text:p>
      <text:p text:style-name="P2"><text:tab/><text:tab/>"Direction": {</text:p>
      <text:p text:style-name="P2"><text:tab/><text:tab/><text:tab/>"description": "Direction for command direction",</text:p>
      <text:p text:style-name="P2"><text:tab/><text:tab/><text:tab/>"type": "integer",</text:p>
      <text:p text:style-name="P2"><text:tab/><text:tab/><text:tab/>"default": 0</text:p>
      <text:p text:style-name="P2"><text:tab/><text:tab/>},</text:p>
      <text:p text:style-name="P30"><text:tab/><text:tab/>"<text:span text:style-name="T16">Mode</text:span>": {</text:p>
      <text:p text:style-name="P30"><text:tab/><text:tab/><text:tab/>"description": "<text:span text:style-name="T16">mode</text:span> for <text:span text:style-name="T16">mode</text:span> <text:span text:style-name="T16">command</text:span>",</text:p>
      <text:p text:style-name="P30"><text:tab/><text:tab/><text:tab/>"type": "integer",</text:p>
      <text:p text:style-name="P30"><text:tab/><text:tab/><text:tab/>"default": <text:span text:style-name="T16">1</text:span></text:p>
      <text:p text:style-name="P30"><text:tab/><text:tab/>}<text:bookmark-end text:name="__DdeLink__28_1221127225"/></text:p>
      <text:p text:style-name="P2"><text:tab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oft-page-break/><text:span text:style-name="T12"/></text:p>
      <text:p text:style-name="P23"><text:span text:style-name="T12">Schéma de donnée </text:span><text:span text:style-name="T13">2</text:span></text:p>
      <text:p text:style-name="P34">Récupération de son numero de joueur et enregistrement</text:p>
      <text:p text:style-name="P34"/>
      <text:p text:style-name="P34"/>
      <text:p text:style-name="P35">{</text:p>
      <text:p text:style-name="P35"><text:tab/>"type": "object",</text:p>
      <text:p text:style-name="P35"><text:tab/>"properties": {</text:p>
      <text:p text:style-name="P35"><text:tab/><text:tab/>"character": {</text:p>
      <text:p text:style-name="P35"><text:tab/><text:tab/><text:tab/>"type": "integer",</text:p>
      <text:p text:style-name="P35"><text:tab/><text:tab/><text:tab/>"minimum": 0</text:p>
      <text:p text:style-name="P35"><text:tab/><text:tab/>}</text:p>
      <text:p text:style-name="P35"><text:tab/>},</text:p>
      <text:p text:style-name="P35"><text:tab/>"required": ["character"]</text:p>
      <text:p text:style-name="P3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4:15:59.656071117</meta:creation-date>
    <dc:date>2016-12-06T15:49:52.048107045</dc:date>
    <meta:editing-duration>PT37M34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3" meta:paragraph-count="87" meta:word-count="308" meta:character-count="1935" meta:non-whitespace-character-count="1602"/>
  </office:meta>
</office:document-meta>
</file>